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fill-color="#ffffff" draw:textarea-horizontal-align="center" draw:textarea-vertical-align="middle"/>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fill="solid" draw:fill-color="#0000ff" draw:textarea-horizontal-align="justify" draw:textarea-vertical-align="middle" draw:auto-grow-height="false" fo:min-height="0cm" fo:min-width="0cm"/>
    </style:style>
    <style:style style:name="gr5" style:family="graphic" style:parent-style-name="standard">
      <style:graphic-properties draw:fill="solid" draw:fill-color="#b84700" draw:textarea-horizontal-align="justify" draw:textarea-vertical-align="middle" draw:auto-grow-height="false" fo:min-height="0cm" fo:min-width="0cm"/>
    </style:style>
    <style:style style:name="gr6" style:family="graphic" style:parent-style-name="standard">
      <style:graphic-properties draw:fill="solid" draw:fill-color="#00ae00" draw:textarea-horizontal-align="justify" draw:textarea-vertical-align="middle" draw:auto-grow-height="false" fo:min-height="0cm" fo:min-width="0cm"/>
    </style:style>
    <style:style style:name="gr7" style:family="graphic" style:parent-style-name="standard">
      <style:graphic-properties draw:fill="solid" draw:fill-color="#ffffff" draw:textarea-horizontal-align="center" draw:textarea-vertical-align="middle"/>
    </style:style>
    <style:style style:name="gr8" style:family="graphic" style:parent-style-name="standard">
      <style:graphic-properties svg:stroke-width="0.1cm" svg:stroke-color="#cccc00" draw:marker-start-width="0cm" draw:marker-end="Arrow" draw:marker-end-width="0.3cm" draw:fill="solid" draw:fill-color="#ffffff" draw:textarea-horizontal-align="center" draw:textarea-vertical-align="middle" fo:padding-top="0.175cm" fo:padding-bottom="0.175cm" fo:padding-left="0.3cm" fo:padding-right="0.3cm"/>
    </style:style>
    <style:style style:name="gr9" style:family="graphic" style:parent-style-name="standard">
      <style:graphic-properties draw:fill="solid" draw:fill-color="#ffff99" draw:textarea-horizontal-align="justify" draw:textarea-vertical-align="middle" draw:auto-grow-height="false" fo:min-height="0cm" fo:min-width="0cm"/>
    </style:style>
    <style:style style:name="gr10" style:family="graphic" style:parent-style-name="standard">
      <style:graphic-properties svg:stroke-width="0.1cm" draw:marker-start-width="0cm" draw:marker-end="Arrow" draw:marker-end-width="0.3cm" draw:fill="solid" draw:fill-color="#ffffff" draw:textarea-horizontal-align="center" draw:textarea-vertical-align="middle" fo:padding-top="0.175cm" fo:padding-bottom="0.175cm" fo:padding-left="0.3cm" fo:padding-right="0.3cm"/>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marker-end="Line_20_Arrow" draw:marker-end-width="0.3cm" draw:fill="solid" draw:fill-color="#ffffff" draw:textarea-horizontal-align="center" draw:textarea-vertical-align="middle"/>
    </style:style>
    <style:style style:name="gr13" style:family="graphic" style:parent-style-name="standard">
      <style:graphic-properties draw:fill="solid" draw:fill-color="#ffff99" draw:textarea-horizontal-align="center" draw:textarea-vertical-align="middle"/>
    </style:style>
    <style:style style:name="gr14" style:family="graphic" style:parent-style-name="standard">
      <style:graphic-properties draw:fill="hatch" draw:fill-color="#ffffff" draw:fill-hatch-name="Hachure_20_uml2" draw:textarea-horizontal-align="center" draw:textarea-vertical-align="middle"/>
    </style:style>
    <style:style style:name="gr15" style:family="graphic" style:parent-style-name="standard">
      <style:graphic-properties draw:marker-start="Square_20_45" draw:marker-end="" draw:marker-end-width="0.3cm" draw:fill="solid" draw:fill-color="#ffffff"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8pt" style:font-size-asian="18pt" style:font-size-complex="18pt"/>
    </style:style>
    <style:style style:name="P2" style:family="paragraph">
      <style:paragraph-properties fo:margin-left="0cm" fo:margin-right="0cm" fo:text-align="center" fo:text-indent="0cm"/>
      <style:text-properties fo:font-size="8pt" style:font-size-asian="18pt" style:font-size-complex="1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weight="bold"/>
    </style:style>
    <style:style style:name="P5" style:family="paragraph">
      <style:paragraph-properties fo:margin-left="0cm" fo:margin-right="0cm" fo:text-align="center" fo:text-indent="0cm"/>
      <style:text-properties fo:font-size="8pt" fo:font-weight="bold" style:font-size-asian="18pt" style:font-size-complex="18pt"/>
    </style:style>
    <style:style style:name="P6" style:family="paragraph">
      <style:paragraph-properties fo:margin-left="0cm" fo:margin-right="0cm" fo:text-indent="0cm"/>
      <style:text-properties fo:font-weight="bold"/>
    </style:style>
    <style:style style:name="P7" style:family="paragraph">
      <style:text-properties fo:color="#2300dc" fo:font-weight="bold"/>
    </style:style>
    <style:style style:name="T1" style:family="text">
      <style:text-properties fo:font-size="8pt" style:font-size-asian="18pt" style:font-size-complex="18pt"/>
    </style:style>
    <style:style style:name="T2" style:family="text">
      <style:text-properties fo:font-size="8pt" fo:font-weight="bold" style:font-size-asian="18pt" style:font-size-complex="18pt"/>
    </style:style>
    <style:style style:name="T3" style:family="text">
      <style:text-properties fo:color="#2300dc"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0.469cm" svg:height="0.853cm" svg:x="4.609cm" svg:y="14.723cm" svg:viewBox="0 0 470 854" draw:points="0,812 0,0 469,427 0,853 0,833">
          <text:p/>
        </draw:polygon>
        <draw:g draw:id="id13">
          <draw:custom-shape draw:style-name="gr2" draw:text-style-name="P1" draw:layer="layout" svg:width="3.244cm" svg:height="3.499cm" svg:x="0.81cm" svg:y="2.177cm">
            <text:p/>
            <draw:enhanced-geometry svg:viewBox="0 0 21600 21600" draw:type="rectangle" draw:enhanced-path="M 0 0 L 21600 0 21600 21600 0 21600 0 0 Z N"/>
          </draw:custom-shape>
          <draw:custom-shape draw:style-name="gr3" draw:text-style-name="P2" draw:layer="layout" svg:width="2.133cm" svg:height="0.683cm" svg:x="0.811cm" svg:y="1.494cm">
            <text:p text:style-name="P2"><text:span text:style-name="T1">Input model</text:span></text:p>
            <draw:enhanced-geometry svg:viewBox="0 0 21600 21600" draw:type="rectangle" draw:enhanced-path="M 0 0 L 21600 0 21600 21600 0 21600 0 0 Z N"/>
          </draw:custom-shape>
          <draw:custom-shape draw:style-name="gr4" draw:text-style-name="P1" draw:id="id1" draw:layer="layout" svg:width="0.853cm" svg:height="0.896cm" svg:x="1.024cm" svg:y="3.6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id="id2" draw:layer="layout" svg:width="1.024cm" svg:height="0.64cm" svg:x="2.859cm" svg:y="4.139cm">
            <text:p/>
            <draw:enhanced-geometry svg:viewBox="0 0 21600 21600" draw:glue-points="10800 0 3160 3160 0 10800 3160 18440 10800 21600 18440 18440 21600 10800 18440 3160" draw:text-areas="3200 3200 18400 18400" draw:type="ellipse"/>
          </draw:custom-shape>
          <draw:custom-shape draw:style-name="gr6" draw:text-style-name="P1" draw:id="id3" draw:layer="layout" svg:width="1.11cm" svg:height="0.512cm" svg:x="1.836cm" svg:y="4.822cm">
            <text:p/>
            <draw:enhanced-geometry svg:viewBox="0 0 21600 21600" draw:type="rectangle" draw:enhanced-path="M 0 0 L 21600 0 21600 21600 0 21600 0 0 Z N"/>
          </draw:custom-shape>
          <draw:connector draw:style-name="gr7" draw:text-style-name="P1" draw:layer="layout" svg:x1="1.877cm" svg:y1="4.075cm" svg:x2="3.37cm" svg:y2="4.139cm" draw:start-shape="id1" draw:start-glue-point="7" draw:end-shape="id2" draw:end-glue-point="4">
            <text:p/>
          </draw:connector>
          <draw:connector draw:style-name="gr7" draw:text-style-name="P1" draw:layer="layout" svg:x1="1.45cm" svg:y1="4.522cm" svg:x2="1.836cm" svg:y2="5.078cm" draw:start-shape="id1" draw:start-glue-point="6" draw:end-shape="id3" draw:end-glue-point="3">
            <text:p/>
          </draw:connector>
          <draw:connector draw:style-name="gr7" draw:text-style-name="P1" draw:layer="layout" svg:x1="3.37cm" svg:y1="4.779cm" svg:x2="2.946cm" svg:y2="5.078cm" draw:start-shape="id2" draw:start-glue-point="8" draw:end-shape="id3" draw:end-glue-point="1">
            <text:p/>
          </draw:connector>
        </draw:g>
        <draw:g draw:id="id14">
          <draw:custom-shape draw:style-name="gr2" draw:text-style-name="P1" draw:layer="layout" svg:width="3.244cm" svg:height="3.499cm" svg:x="4.907cm" svg:y="5.292cm">
            <text:p/>
            <draw:enhanced-geometry svg:viewBox="0 0 21600 21600" draw:type="rectangle" draw:enhanced-path="M 0 0 L 21600 0 21600 21600 0 21600 0 0 Z N"/>
          </draw:custom-shape>
          <draw:custom-shape draw:style-name="gr3" draw:text-style-name="P1" draw:layer="layout" svg:width="2.56cm" svg:height="0.683cm" svg:x="4.908cm" svg:y="4.609cm">
            <text:p text:style-name="P3"><text:span text:style-name="T1">reificated model</text:span></text:p>
            <draw:enhanced-geometry svg:viewBox="0 0 21600 21600" draw:type="rectangle" draw:enhanced-path="M 0 0 L 21600 0 21600 21600 0 21600 0 0 Z N"/>
          </draw:custom-shape>
          <draw:custom-shape draw:style-name="gr4" draw:text-style-name="P1" draw:id="id4" draw:layer="layout" svg:width="0.853cm" svg:height="0.896cm" svg:x="5.121cm" svg:y="6.7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id="id5" draw:layer="layout" svg:width="1.024cm" svg:height="0.64cm" svg:x="6.956cm" svg:y="7.254cm">
            <text:p/>
            <draw:enhanced-geometry svg:viewBox="0 0 21600 21600" draw:glue-points="10800 0 3160 3160 0 10800 3160 18440 10800 21600 18440 18440 21600 10800 18440 3160" draw:text-areas="3200 3200 18400 18400" draw:type="ellipse"/>
          </draw:custom-shape>
          <draw:custom-shape draw:style-name="gr6" draw:text-style-name="P1" draw:id="id6" draw:layer="layout" svg:width="1.11cm" svg:height="0.512cm" svg:x="5.933cm" svg:y="7.937cm">
            <text:p/>
            <draw:enhanced-geometry svg:viewBox="0 0 21600 21600" draw:type="rectangle" draw:enhanced-path="M 0 0 L 21600 0 21600 21600 0 21600 0 0 Z N"/>
          </draw:custom-shape>
          <draw:connector draw:style-name="gr7" draw:text-style-name="P1" draw:layer="layout" svg:x1="5.974cm" svg:y1="7.19cm" svg:x2="7.467cm" svg:y2="7.254cm" draw:start-shape="id4" draw:start-glue-point="7" draw:end-shape="id5" draw:end-glue-point="4">
            <text:p/>
          </draw:connector>
          <draw:connector draw:style-name="gr7" draw:text-style-name="P1" draw:layer="layout" svg:x1="5.547cm" svg:y1="7.637cm" svg:x2="5.933cm" svg:y2="8.193cm" draw:start-shape="id4" draw:start-glue-point="6" draw:end-shape="id6" draw:end-glue-point="3">
            <text:p/>
          </draw:connector>
          <draw:connector draw:style-name="gr7" draw:text-style-name="P1" draw:layer="layout" svg:x1="7.467cm" svg:y1="7.894cm" svg:x2="7.043cm" svg:y2="8.193cm" draw:start-shape="id5" draw:start-glue-point="8" draw:end-shape="id6" draw:end-glue-point="1">
            <text:p/>
          </draw:connector>
        </draw:g>
        <draw:g draw:id="id15">
          <draw:custom-shape draw:style-name="gr2" draw:text-style-name="P1" draw:layer="layout" svg:width="3.244cm" svg:height="3.499cm" svg:x="8.919cm" svg:y="8.024cm">
            <text:p/>
            <draw:enhanced-geometry svg:viewBox="0 0 21600 21600" draw:type="rectangle" draw:enhanced-path="M 0 0 L 21600 0 21600 21600 0 21600 0 0 Z N"/>
          </draw:custom-shape>
          <draw:custom-shape draw:style-name="gr3" draw:text-style-name="P1" draw:layer="layout" svg:width="2.602cm" svg:height="0.683cm" svg:x="8.92cm" svg:y="7.341cm">
            <text:p text:style-name="P3"><text:span text:style-name="T1">executable model</text:span></text:p>
            <draw:enhanced-geometry svg:viewBox="0 0 21600 21600" draw:type="rectangle" draw:enhanced-path="M 0 0 L 21600 0 21600 21600 0 21600 0 0 Z N"/>
          </draw:custom-shape>
          <draw:custom-shape draw:style-name="gr4" draw:text-style-name="P1" draw:id="id7" draw:layer="layout" svg:width="0.853cm" svg:height="0.896cm" svg:x="9.133cm" svg:y="9.4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id="id8" draw:layer="layout" svg:width="1.024cm" svg:height="0.64cm" svg:x="10.968cm" svg:y="9.986cm">
            <text:p/>
            <draw:enhanced-geometry svg:viewBox="0 0 21600 21600" draw:glue-points="10800 0 3160 3160 0 10800 3160 18440 10800 21600 18440 18440 21600 10800 18440 3160" draw:text-areas="3200 3200 18400 18400" draw:type="ellipse"/>
          </draw:custom-shape>
          <draw:custom-shape draw:style-name="gr6" draw:text-style-name="P1" draw:id="id9" draw:layer="layout" svg:width="1.11cm" svg:height="0.512cm" svg:x="9.945cm" svg:y="10.669cm">
            <text:p/>
            <draw:enhanced-geometry svg:viewBox="0 0 21600 21600" draw:type="rectangle" draw:enhanced-path="M 0 0 L 21600 0 21600 21600 0 21600 0 0 Z N"/>
          </draw:custom-shape>
          <draw:connector draw:style-name="gr7" draw:text-style-name="P1" draw:layer="layout" svg:x1="9.986cm" svg:y1="9.922cm" svg:x2="11.479cm" svg:y2="9.986cm" draw:start-shape="id7" draw:start-glue-point="7" draw:end-shape="id8" draw:end-glue-point="4">
            <text:p/>
          </draw:connector>
          <draw:connector draw:style-name="gr7" draw:text-style-name="P1" draw:layer="layout" svg:x1="9.559cm" svg:y1="10.369cm" svg:x2="9.945cm" svg:y2="10.925cm" draw:start-shape="id7" draw:start-glue-point="6" draw:end-shape="id9" draw:end-glue-point="3">
            <text:p/>
          </draw:connector>
          <draw:connector draw:style-name="gr7" draw:text-style-name="P1" draw:layer="layout" svg:x1="11.479cm" svg:y1="10.626cm" svg:x2="11.055cm" svg:y2="10.925cm" draw:start-shape="id8" draw:start-glue-point="8" draw:end-shape="id9" draw:end-glue-point="1">
            <text:p/>
          </draw:connector>
        </draw:g>
        <draw:g draw:id="id16">
          <draw:custom-shape draw:style-name="gr2" draw:text-style-name="P1" draw:layer="layout" svg:width="3.244cm" svg:height="3.499cm" svg:x="13.144cm" svg:y="10.84cm">
            <text:p/>
            <draw:enhanced-geometry svg:viewBox="0 0 21600 21600" draw:type="rectangle" draw:enhanced-path="M 0 0 L 21600 0 21600 21600 0 21600 0 0 Z N"/>
          </draw:custom-shape>
          <draw:custom-shape draw:style-name="gr3" draw:text-style-name="P1" draw:layer="layout" svg:width="2.602cm" svg:height="0.683cm" svg:x="13.145cm" svg:y="10.157cm">
            <text:p text:style-name="P3"><text:span text:style-name="T1">Eiffel code <text:s/>model</text:span></text:p>
            <draw:enhanced-geometry svg:viewBox="0 0 21600 21600" draw:type="rectangle" draw:enhanced-path="M 0 0 L 21600 0 21600 21600 0 21600 0 0 Z N"/>
          </draw:custom-shape>
          <draw:custom-shape draw:style-name="gr4" draw:text-style-name="P1" draw:id="id10" draw:layer="layout" svg:width="0.853cm" svg:height="0.896cm" svg:x="13.358cm" svg:y="12.29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id="id11" draw:layer="layout" svg:width="1.024cm" svg:height="0.64cm" svg:x="15.193cm" svg:y="12.802cm">
            <text:p/>
            <draw:enhanced-geometry svg:viewBox="0 0 21600 21600" draw:glue-points="10800 0 3160 3160 0 10800 3160 18440 10800 21600 18440 18440 21600 10800 18440 3160" draw:text-areas="3200 3200 18400 18400" draw:type="ellipse"/>
          </draw:custom-shape>
          <draw:custom-shape draw:style-name="gr6" draw:text-style-name="P1" draw:id="id12" draw:layer="layout" svg:width="1.11cm" svg:height="0.512cm" svg:x="14.17cm" svg:y="13.485cm">
            <text:p/>
            <draw:enhanced-geometry svg:viewBox="0 0 21600 21600" draw:type="rectangle" draw:enhanced-path="M 0 0 L 21600 0 21600 21600 0 21600 0 0 Z N"/>
          </draw:custom-shape>
          <draw:connector draw:style-name="gr7" draw:text-style-name="P1" draw:layer="layout" svg:x1="14.211cm" svg:y1="12.738cm" svg:x2="15.704cm" svg:y2="12.802cm" draw:start-shape="id10" draw:start-glue-point="7" draw:end-shape="id11" draw:end-glue-point="4">
            <text:p/>
          </draw:connector>
          <draw:connector draw:style-name="gr7" draw:text-style-name="P1" draw:layer="layout" svg:x1="13.784cm" svg:y1="13.185cm" svg:x2="14.17cm" svg:y2="13.741cm" draw:start-shape="id10" draw:start-glue-point="6" draw:end-shape="id12" draw:end-glue-point="3">
            <text:p/>
          </draw:connector>
          <draw:connector draw:style-name="gr7" draw:text-style-name="P1" draw:layer="layout" svg:x1="15.704cm" svg:y1="13.442cm" svg:x2="15.28cm" svg:y2="13.741cm" draw:start-shape="id11" draw:start-glue-point="8" draw:end-shape="id12" draw:end-glue-point="1">
            <text:p/>
          </draw:connector>
        </draw:g>
        <draw:connector draw:style-name="gr8" draw:text-style-name="P1" draw:layer="layout" svg:x1="4.054cm" svg:y1="3.585cm" svg:x2="6.529cm" svg:y2="4.609cm" draw:start-shape="id13" draw:start-glue-point="1" draw:end-shape="id14" draw:end-glue-point="0">
          <text:p/>
        </draw:connector>
        <draw:custom-shape draw:style-name="gr9" draw:text-style-name="P5" draw:layer="layout" svg:width="1.963cm" svg:height="0.939cm" svg:x="4.481cm" svg:y="3.115cm">
          <text:p text:style-name="P4"><text:span text:style-name="T2">Valooder</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8" draw:text-style-name="P1" draw:layer="layout" svg:x1="8.151cm" svg:y1="6.7cm" svg:x2="10.541cm" svg:y2="7.341cm" draw:start-shape="id14" draw:end-shape="id15" draw:end-glue-point="0">
          <text:p/>
        </draw:connector>
        <draw:custom-shape draw:style-name="gr9" draw:text-style-name="P5" draw:layer="layout" svg:width="1.963cm" svg:height="0.939cm" svg:x="8.365cm" svg:y="6.23cm">
          <text:p text:style-name="P4"><text:span text:style-name="T2">uml2km</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8" draw:text-style-name="P1" draw:layer="layout" svg:x1="12.163cm" svg:y1="9.432cm" svg:x2="14.766cm" svg:y2="10.157cm" draw:start-shape="id15" draw:end-shape="id16" draw:end-glue-point="0">
          <text:p/>
        </draw:connector>
        <draw:custom-shape draw:style-name="gr9" draw:text-style-name="P5" draw:layer="layout" svg:width="1.963cm" svg:height="0.939cm" svg:x="12.463cm" svg:y="8.962cm">
          <text:p text:style-name="P4"><text:span text:style-name="T2">km2eiffe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1" draw:id="id17" draw:layer="layout" svg:width="2.996cm" svg:height="3.286cm" svg:x="17.582cm" svg:y="10.584cm">
          <text:p text:style-name="P3"><text:span text:style-name="T1"/></text:p>
          <text:p text:style-name="P3"><text:span text:style-name="T1"/></text:p>
          <text:p text:style-name="P3"><text:span text:style-name="T1">CADP</text:span></text:p>
          <text:p text:style-name="P3"><text:span text:style-name="T1">toolbox</text:span></text:p>
          <draw:enhanced-geometry svg:viewBox="0 0 21600 21600" draw:text-areas="?f0 ?f0 ?f4 ?f4" draw:type="quad-arrow-callout" draw:modifiers="3883.33772045275 6412.6878130217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onnector draw:style-name="gr10" draw:text-style-name="P1" draw:layer="layout" svg:x1="16.388cm" svg:y1="12.248cm" svg:x2="17.582cm" svg:y2="12.227cm" draw:start-shape="id16" draw:start-glue-point="1" draw:end-shape="id17" draw:end-glue-point="3">
          <text:p/>
        </draw:connector>
        <draw:rect draw:style-name="gr11" draw:text-style-name="P1" draw:id="id18" draw:layer="layout" svg:width="2.774cm" svg:height="0.981cm" svg:x="17.675cm" svg:y="14.723cm">
          <text:p text:style-name="P3"><text:span text:style-name="T1">Simulator</text:span></text:p>
        </draw:rect>
        <draw:connector draw:style-name="gr12" draw:text-style-name="P1" draw:layer="layout" draw:type="line" svg:x1="19.062cm" svg:y1="14.723cm" svg:x2="19.08cm" svg:y2="13.87cm" draw:start-shape="id18" draw:start-glue-point="0" draw:end-shape="id17" draw:end-glue-point="2">
          <text:p/>
        </draw:connector>
        <draw:rect draw:style-name="gr13" draw:text-style-name="P5" draw:id="id19" draw:layer="layout" svg:width="2.774cm" svg:height="0.981cm" svg:x="9.141cm" svg:y="14.558cm">
          <text:p text:style-name="P4"><text:span text:style-name="T2">Simulator</text:span></text:p>
        </draw:rect>
        <draw:connector draw:style-name="gr12" draw:text-style-name="P1" draw:layer="layout" draw:type="line" svg:x1="10.528cm" svg:y1="14.558cm" svg:x2="10.541cm" svg:y2="11.523cm" draw:start-shape="id19" draw:start-glue-point="0" draw:end-shape="id15" draw:end-glue-point="2">
          <text:p/>
        </draw:connector>
        <draw:connector draw:style-name="gr12" draw:text-style-name="P1" draw:layer="layout" draw:type="line" svg:x1="6.555cm" svg:y1="14.558cm" svg:x2="6.529cm" svg:y2="8.791cm" draw:start-shape="id20" draw:start-glue-point="0" draw:end-shape="id14" draw:end-glue-point="2">
          <text:p/>
        </draw:connector>
        <draw:rect draw:style-name="gr14" draw:text-style-name="P2" draw:id="id21" draw:layer="layout" svg:width="2.774cm" svg:height="0.981cm" svg:x="1.032cm" svg:y="14.553cm">
          <text:p text:style-name="P3"><text:span text:style-name="T1">Simulator</text:span></text:p>
        </draw:rect>
        <draw:connector draw:style-name="gr12" draw:text-style-name="P1" draw:layer="layout" draw:type="line" svg:x1="2.419cm" svg:y1="14.553cm" svg:x2="2.432cm" svg:y2="5.676cm" draw:start-shape="id21" draw:start-glue-point="0" draw:end-shape="id13" draw:end-glue-point="2">
          <text:p/>
        </draw:connector>
        <draw:line draw:style-name="gr7" draw:text-style-name="P1" draw:layer="layout" svg:x1="3.852cm" svg:y1="15.097cm" svg:x2="4.566cm" svg:y2="15.107cm">
          <text:p/>
        </draw:line>
        <draw:connector draw:style-name="gr15" draw:text-style-name="P1" draw:layer="layout" draw:type="line" svg:x1="7.942cm" svg:y1="15.048cm" svg:x2="9.141cm" svg:y2="15.048cm" draw:start-shape="id20" draw:start-glue-point="1" draw:end-shape="id19" draw:end-glue-point="3">
          <text:p/>
        </draw:connector>
        <draw:rect draw:style-name="gr14" draw:text-style-name="P2" draw:id="id20" draw:layer="layout" svg:width="2.774cm" svg:height="0.981cm" svg:x="5.168cm" svg:y="14.558cm">
          <text:p text:style-name="P3"><text:span text:style-name="T1">Simulator</text:span></text:p>
        </draw:rect>
        <draw:frame draw:style-name="gr16" draw:text-style-name="P7" draw:layer="layout" svg:width="2.669cm" svg:height="0.988cm" svg:x="1.205cm" svg:y="2.451cm">
          <draw:text-box>
            <text:p text:style-name="P6"><text:span text:style-name="T3">UML 2</text:span></text:p>
          </draw:text-box>
        </draw:frame>
        <draw:frame draw:style-name="gr16" draw:text-style-name="P7" draw:layer="layout" svg:width="2.669cm" svg:height="0.988cm" svg:x="5.369cm" svg:y="5.603cm">
          <draw:text-box>
            <text:p text:style-name="P6"><text:span text:style-name="T3">UML 2</text:span></text:p>
          </draw:text-box>
        </draw:frame>
        <draw:frame draw:style-name="gr16" draw:text-style-name="P7" draw:layer="layout" svg:width="3.495cm" svg:height="0.988cm" svg:x="8.832cm" svg:y="8.249cm">
          <draw:text-box>
            <text:p text:style-name="P6"><text:span text:style-name="T3">Kermeta</text:span></text:p>
          </draw:text-box>
        </draw:frame>
        <draw:frame draw:style-name="gr16" draw:text-style-name="P7" draw:layer="layout" svg:width="2.314cm" svg:height="0.988cm" svg:x="13.695cm" svg:y="11.128cm">
          <draw:text-box>
            <text:p text:style-name="P6"><text:span text:style-name="T3">Eiffel</text:span></text:p>
          </draw:text-box>
        </draw:frame>
        <draw:frame draw:style-name="gr16" draw:text-style-name="P7" draw:layer="layout" svg:width="0.955cm" svg:height="0.988cm" svg:x="18.557cm" svg:y="11.283cm">
          <draw:text-box>
            <text:p text:style-name="P6"><text:span text:style-name="T3">C</text:span></text:p>
          </draw:text-box>
        </draw:frame>
        <draw:frame draw:style-name="gr16" draw:text-style-name="P7" draw:layer="layout" svg:width="5.717cm" svg:height="2.462cm" svg:x="14.474cm" svg:y="2.023cm">
          <draw:text-box>
            <text:p text:style-name="P4"><text:span text:style-name="T3">Language</text:span></text:p>
            <text:p text:style-name="P4"><text:span text:style-name="T3">expressing the</text:span></text:p>
            <text:p text:style-name="P4"><text:span text:style-name="T3">User model</text:span></text:p>
          </draw:text-box>
        </draw:frame>
        <draw:rect draw:style-name="gr13" draw:text-style-name="P5" draw:layer="layout" svg:width="2.774cm" svg:height="0.981cm" svg:x="16.261cm" svg:y="4.598cm">
          <text:p text:style-name="P4"><text:span text:style-name="T2">Parts of</text:span></text:p>
          <text:p text:style-name="P4"><text:span text:style-name="T2">“</text:span><text:span text:style-name="T2">uml2” MDK</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Hachure_20_uml2" draw:display-name="Hachure uml2" draw:style="single" draw:color="#cccc00"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Bitstream Vera Sans'" style:font-pitch-asian="variable" style:font-size-asian="24pt" style:language-asian="none" style:country-asian="none" style:font-family-complex="'Luxi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Luxi Sans'"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23cm" fo:margin-bottom="0.45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6-03-27T17:30:48</meta:creation-date>
    <dc:date>2006-07-31T10:34:30</dc:date>
    <dc:language>en-GB</dc:language>
    <meta:editing-cycles>3</meta:editing-cycles>
    <meta:editing-duration>PT1H0M50S</meta:editing-duration>
    <meta:user-defined meta:name="Info 1"/>
    <meta:user-defined meta:name="Info 2"/>
    <meta:user-defined meta:name="Info 3"/>
    <meta:user-defined meta:name="Info 4"/>
    <meta:document-statistic meta:object-count="62"/>
  </office:meta>
</office:document-meta>
</file>